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1.8866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LOW_RESOURCES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LOW_RESOURCES.F115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LOW_RESOURCES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LOW_RESOURCES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LOW_RESOURCES.AA115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LOW_RESOURCES.AF7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LOW_RESOURCES.AI73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])" office:value-type="string" office:string-value="1,37" calcext:value-type="string">
            <text:p>1,37</text:p>
          </table:table-cell>
          <table:table-cell table:style-name="ce4" office:value-type="string" calcext:value-type="string">
            <text:p>24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2])" office:value-type="string" office:string-value="1,37,38" calcext:value-type="string">
            <text:p>1,37,38</text:p>
          </table:table-cell>
          <table:table-cell table:style-name="ce4" office:value-type="string" calcext:value-type="string">
            <text:p>24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;[.$A$41:.$A$43])" office:value-type="string" office:string-value="1,37,38,39" calcext:value-type="string">
            <text:p>1,37,38,39</text:p>
          </table:table-cell>
          <table:table-cell table:style-name="ce4" office:value-type="string" calcext:value-type="string">
            <text:p>2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];[.$A$20];[.$A$21];[.$A$45])" office:value-type="string" office:string-value="1,16,17,41" calcext:value-type="string">
            <text:p>1,16,17,41</text:p>
          </table:table-cell>
          <table:table-cell table:style-name="ce4" office:value-type="string" calcext:value-type="string">
            <text:p>32,4,4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7])" office:value-type="string" office:string-value="43" calcext:value-type="string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])" office:value-type="string" office:string-value="1,47" calcext:value-type="string">
            <text:p>1,47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2])" office:value-type="string" office:string-value="1,47,48" calcext:value-type="string">
            <text:p>1,47,48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3])" office:value-type="string" office:string-value="1,47,48,49" calcext:value-type="string">
            <text:p>1,47,48,49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8])" office:value-type="string" office:string-value="53,54" calcext:value-type="string">
            <text:p>53,54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9])" office:value-type="string" office:string-value="53,54,55" calcext:value-type="string">
            <text:p>53,54,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0])" office:value-type="string" office:string-value="53,54,55,56" calcext:value-type="string">
            <text:p>53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1])" office:value-type="string" office:string-value="53,54,55,56,57" calcext:value-type="string">
            <text:p>53,54,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3])" office:value-type="string" office:string-value="59" calcext:value-type="string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9"/>
          <table:table-cell table:style-name="ce4"/>
          <table:table-cell table:style-name="ce19" table:formula="of:=COM.MICROSOFT.TEXTJOIN(&quot;,&quot;;1;[.$A$5];[.$A$66])" office:value-type="string" office:string-value="1,62" calcext:value-type="string">
            <text:p>1,62</text:p>
          </table:table-cell>
          <table:table-cell table:style-name="ce4" office:value-type="string" calcext:value-type="string">
            <text:p>40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9" table:formula="of:=COM.MICROSOFT.TEXTJOIN(&quot;,&quot;;1;[.$A$5];[.$A$70])" office:value-type="string" office:string-value="1,66" calcext:value-type="string">
            <text:p>1,66</text:p>
          </table:table-cell>
          <table:table-cell table:style-name="ce4" office:value-type="string" calcext:value-type="string">
            <text:p>3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6" office:value-type="string" calcext:value-type="string">
            <text:p>DLC_LI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0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3])" office:value-type="string" office:string-value="1,69" calcext:value-type="string">
            <text:p>1,6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1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3];[.$A$74])" office:value-type="string" office:string-value="1,69,70" calcext:value-type="string">
            <text:p>1,69,70</text:p>
          </table:table-cell>
          <table:table-cell table:style-name="ce4" office:value-type="string" calcext:value-type="string">
            <text:p>8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2</text:p>
          </table:table-cell>
          <table:table-cell table:style-name="ce15" office:value-type="string" calcext:value-type="string">
            <text:p>DLC_GOA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73];[.$A$74])" office:value-type="string" office:string-value="1,69,70" calcext:value-type="string">
            <text:p>1,69,70</text:p>
          </table:table-cell>
          <table:table-cell table:style-name="ce4" office:value-type="string" calcext:value-type="string">
            <text:p>6,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3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 table:number-columns-repeated="5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4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5];[.$A$77])" office:value-type="string" office:string-value="1,71,73" calcext:value-type="string">
            <text:p>1,71,73</text:p>
          </table:table-cell>
          <table:table-cell table:style-name="ce4" office:value-type="string" calcext:value-type="string">
            <text:p>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5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77];[.$A$78])" office:value-type="string" office:string-value="1,73,74" calcext:value-type="string">
            <text:p>1,73,74</text:p>
          </table:table-cell>
          <table:table-cell table:style-name="ce4" office:value-type="string" calcext:value-type="string">
            <text:p>14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76</text:p>
          </table:table-cell>
          <table:table-cell office:value-type="string" calcext:value-type="string">
            <text:p>DLC_GOAT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77];[.$A$78:.$A$79])" office:value-type="string" office:string-value="1,73,74,75" calcext:value-type="string">
            <text:p>1,73,74,75</text:p>
          </table:table-cell>
          <table:table-cell table:style-name="ce4" office:value-type="string" calcext:value-type="string">
            <text:p>14,8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19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3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4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5</text:p>
          </table:table-cell>
          <table:table-cell table:style-name="ce15" office:value-type="string" calcext:value-type="string">
            <text:p>RELIC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 table:content-validation-name="val6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7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7" office:value-type="string" calcext:value-type="string">
            <text:p>6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RELIC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7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8</text:p>
          </table:table-cell>
          <table:table-cell table:style-name="ce16" office:value-type="string" calcext:value-type="string">
            <text:p>MOUNTAIN_3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9</text:p>
          </table:table-cell>
          <table:table-cell table:style-name="ce16" office:value-type="string" calcext:value-type="string">
            <text:p>MOUNTAIN_4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string" calcext:value-type="string">
            <text:p>2,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0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)" office:value-type="string" office:string-value="7,8,9" calcext:value-type="string">
            <text:p>7,8,9</text:p>
          </table:table-cell>
          <table:table-cell table:style-name="ce4" office:value-type="string" calcext:value-type="string">
            <text:p>2,8,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1</text:p>
          </table:table-cell>
          <table:table-cell table:style-name="ce16" office:value-type="string" calcext:value-type="string">
            <text:p>DLC_BOULDER_C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11];[.$A$12];[.$A$13];[.$A$14])" office:value-type="string" office:string-value="7,8,9,10" calcext:value-type="string">
            <text:p>7,8,9,10</text:p>
          </table:table-cell>
          <table:table-cell table:style-name="ce4" office:value-type="string" calcext:value-type="string">
            <text:p>2,8,8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2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4" calcext:value-type="float">
            <text:p>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3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6])" office:value-type="string" office:string-value="8,9,10,11,12" calcext:value-type="string">
            <text:p>8,9,10,11,12</text:p>
          </table:table-cell>
          <table:table-cell table:style-name="ce4" office:value-type="string" calcext:value-type="string">
            <text:p>4,4,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4</text:p>
          </table:table-cell>
          <table:table-cell table:style-name="ce16" office:value-type="string" calcext:value-type="string">
            <text:p>DLC_BOULDER_B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7])" office:value-type="string" office:string-value="8,9,10,11,12,13" calcext:value-type="string">
            <text:p>8,9,10,11,12,13</text:p>
          </table:table-cell>
          <table:table-cell table:style-name="ce4" office:value-type="string" calcext:value-type="string">
            <text:p>4,4,4,4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5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8])" office:value-type="string" office:string-value="8,9,10,11,12,13,14" calcext:value-type="string">
            <text:p>8,9,10,11,12,13,14</text:p>
          </table:table-cell>
          <table:table-cell table:style-name="ce4" office:value-type="string" calcext:value-type="string">
            <text:p>4,4,4,4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6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6:.$A$19])" office:value-type="string" office:string-value="12,13,14,15" calcext:value-type="string">
            <text:p>12,13,14,15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7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6:.$A$20])" office:value-type="string" office:string-value="12,13,14,15,16" calcext:value-type="string">
            <text:p>12,13,14,15,16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1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])" office:value-type="string" office:string-value="8,9,10,11,18" calcext:value-type="string">
            <text:p>8,9,10,11,18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0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3])" office:value-type="string" office:string-value="8,9,10,11,18,19" calcext:value-type="string">
            <text:p>8,9,10,11,18,19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1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4])" office:value-type="string" office:string-value="8,9,10,11,18,19,20" calcext:value-type="string">
            <text:p>8,9,10,11,18,19,20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2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2:.$A$25])" office:value-type="string" office:string-value="8,9,10,11,18,19,20,21" calcext:value-type="string">
            <text:p>8,9,10,11,18,19,20,21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3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4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5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16" office:value-type="string" calcext:value-type="string">
            <text:p>SEA_ROCKS_2</text:p>
          </table:table-cell>
          <table:table-cell table:style-name="ce16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])" office:value-type="string" office:string-value="8,9,10,11,24" calcext:value-type="string">
            <text:p>8,9,10,11,24</text:p>
          </table:table-cell>
          <table:table-cell table:style-name="ce4" office:value-type="string" calcext:value-type="string">
            <text:p>3,3,3,3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6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29])" office:value-type="string" office:string-value="8,9,10,11,24,25" calcext:value-type="string">
            <text:p>8,9,10,11,24,25</text:p>
          </table:table-cell>
          <table:table-cell table:style-name="ce4" office:value-type="string" calcext:value-type="string">
            <text:p>3,3,3,3,3,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office:value-type="string" calcext:value-type="string">
            <text:p>CRACKS</text:p>
          </table:table-cell>
          <table:table-cell table:style-name="Default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0])" office:value-type="string" office:string-value="8,9,10,11,24,25,26" calcext:value-type="string">
            <text:p>8,9,10,11,24,25,26</text:p>
          </table:table-cell>
          <table:table-cell table:style-name="ce4" office:value-type="string" calcext:value-type="string">
            <text:p>3,3,3,3,2,2,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12:.$A$15];[.$A$28:.$A$31])" office:value-type="string" office:string-value="8,9,10,11,24,25,26,27" calcext:value-type="string">
            <text:p>8,9,10,11,24,25,26,27</text:p>
          </table:table-cell>
          <table:table-cell table:style-name="ce4" office:value-type="string" calcext:value-type="string">
            <text:p>3,3,3,3,1,1,1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29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 table:formula="of:=COM.MICROSOFT.TEXTJOIN(&quot;,&quot;;1;[.$A$12:.$A$15])" office:value-type="string" office:string-value="8,9,10,11" calcext:value-type="string">
            <text:p>8,9,10,1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0</text:p>
          </table:table-cell>
          <table:table-cell table:style-name="ce16" office:value-type="string" calcext:value-type="string">
            <text:p>ROCK2</text:p>
          </table:table-cell>
          <table:table-cell table:style-name="ce16" office:value-type="float" office:value="918" calcext:value-type="float">
            <text:p>918</text:p>
          </table:table-cell>
          <table:table-cell table:style-name="ce13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1</text:p>
          </table:table-cell>
          <table:table-cell table:style-name="ce16" office:value-type="string" calcext:value-type="string">
            <text:p>ROCK</text:p>
          </table:table-cell>
          <table:table-cell table:style-name="ce16"/>
          <table:table-cell table:style-name="Default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2</text:p>
          </table:table-cell>
          <table:table-cell table:style-name="ce16" office:value-type="string" calcext:value-type="string">
            <text:p>DLC_BOULDER_A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3</text:p>
          </table:table-cell>
          <table:table-cell table:style-name="ce4" office:value-type="string" calcext:value-type="string">
            <text:p>ON_GRID</text:p>
          </table:table-cell>
          <table:table-cell table:style-name="ce13"/>
          <table:table-cell table:style-name="ce15" office:value-type="string" calcext:value-type="string">
            <text:p>REED</text:p>
          </table:table-cell>
          <table:table-cell table:style-name="ce16" office:value-type="float" office:value="1350" calcext:value-type="float">
            <text:p>1350</text:p>
          </table:table-cell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NB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4</text:p>
          </table:table-cell>
          <table:table-cell table:style-name="ce16" office:value-type="string" calcext:value-type="string">
            <text:p>STON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-150" calcext:value-type="float">
            <text:p>-1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9" table:formula="of:=COM.MICROSOFT.TEXTJOIN(&quot;,&quot;;1;[.$A$6:.$A$9])" office:value-type="string" office:string-value="2,3,4,5" calcext:value-type="string">
            <text:p>2,3,4,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5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V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6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7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8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])" office:value-type="string" office:string-value="37" calcext:value-type="string">
            <text:p>37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39</text:p>
          </table:table-cell>
          <table:table-cell table:style-name="ce15" office:value-type="string" calcext:value-type="string">
            <text:p>DLC_ORANGEBUSH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2])" office:value-type="string" office:string-value="37,38" calcext:value-type="string">
            <text:p>37,38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0</text:p>
          </table:table-cell>
          <table:table-cell table:style-name="ce15" office:value-type="string" calcext:value-type="string">
            <text:p>FORAG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50" calcext:value-type="float">
            <text:p>25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9" table:formula="of:=COM.MICROSOFT.TEXTJOIN(&quot;,&quot;;1;[.$A$41:.$A$43])" office:value-type="string" office:string-value="37,38,39" calcext:value-type="string">
            <text:p>37,38,39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1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2</text:p>
          </table:table-cell>
          <table:table-cell table:style-name="ce15" office:value-type="string" calcext:value-type="string">
            <text:p>GOL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700" calcext:value-type="float">
            <text:p>700</text:p>
          </table:table-cell>
          <table:table-cell table:style-name="ce16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20];[.$A$21];[.$A$45])" office:value-type="string" office:string-value="16,17,41" calcext:value-type="string">
            <text:p>16,17,41</text:p>
          </table:table-cell>
          <table:table-cell table:style-name="ce4" office:value-type="string" calcext:value-type="string">
            <text:p>4,4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3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4</text:p>
          </table:table-cell>
          <table:table-cell table:style-name="ce15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3"/>
          <table:table-cell table:style-name="ce16" office:value-type="float" office:value="-100" calcext:value-type="float">
            <text:p>-1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47])" office:value-type="string" office:string-value="43" calcext:value-type="string">
            <text:p>43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5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 office:value-type="string" calcext:value-type="string">
            <text:p>W</text:p>
          </table:table-cell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6</text:p>
          </table:table-cell>
          <table:table-cell table:style-name="ce15" office:value-type="string" calcext:value-type="string">
            <text:p>ON_GRID</text:p>
          </table:table-cell>
          <table:table-cell table:style-name="ce16"/>
          <table:table-cell table:style-name="ce16" office:value-type="string" calcext:value-type="string">
            <text:p>SHORE_FISH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4"/>
          <table:table-cell table:style-name="ce16" office:value-type="string" calcext:value-type="string">
            <text:p>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7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8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])" office:value-type="string" office:string-value="1,47" calcext:value-type="string">
            <text:p>1,47</text:p>
          </table:table-cell>
          <table:table-cell table:style-name="ce4" office:value-type="string" calcext:value-type="string">
            <text:p>12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2])" office:value-type="string" office:string-value="1,47,48" calcext:value-type="string">
            <text:p>1,47,48</text:p>
          </table:table-cell>
          <table:table-cell table:style-name="ce4" office:value-type="string" calcext:value-type="string">
            <text:p>12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0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T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19" table:formula="of:=COM.MICROSOFT.TEXTJOIN(&quot;,&quot;;1;[.$A$5];[.$A$51:.$A$53])" office:value-type="string" office:string-value="1,47,48,49" calcext:value-type="string">
            <text:p>1,47,48,49</text:p>
          </table:table-cell>
          <table:table-cell table:style-name="ce4" office:value-type="string" calcext:value-type="string">
            <text:p>12,18,18,1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DLC_FERN_PATCH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FLOWER_BE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9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GRASS_PATCH_GREEN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WEEDS</text:p>
          </table:table-cell>
          <table:table-cell table:style-name="ce16" office:value-type="float" office:value="1364" calcext:value-type="float">
            <text:p>1364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])" office:value-type="string" office:string-value="53" calcext:value-type="string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UNDERBRUSH</text:p>
          </table:table-cell>
          <table:table-cell table:style-name="ce16" office:value-type="float" office:value="1353" calcext:value-type="float">
            <text:p>135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8])" office:value-type="string" office:string-value="53,54" calcext:value-type="string">
            <text:p>53,54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SHRUB_GREEN</text:p>
          </table:table-cell>
          <table:table-cell table:style-name="ce16" office:value-type="float" office:value="1362" calcext:value-type="float">
            <text:p>1362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59])" office:value-type="string" office:string-value="53,54,55" calcext:value-type="string">
            <text:p>53,54,55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BUSH_GREEN</text:p>
          </table:table-cell>
          <table:table-cell table:style-name="ce16" office:value-type="float" office:value="1360" calcext:value-type="float">
            <text:p>1360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0])" office:value-type="string" office:string-value="53,54,55,56" calcext:value-type="string">
            <text:p>53,54,55,5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PLANT_JUNGLE</text:p>
          </table:table-cell>
          <table:table-cell table:style-name="ce16" office:value-type="float" office:value="1351" calcext:value-type="float">
            <text:p>1351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57:.$A$61])" office:value-type="string" office:string-value="53,54,55,56,57" calcext:value-type="string">
            <text:p>53,54,55,56,5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GRASS_PATCH_DRY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PLANT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9" table:formula="of:=COM.MICROSOFT.TEXTJOIN(&quot;,&quot;;1;[.$A$63])" office:value-type="string" office:string-value="59" calcext:value-type="string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DLC_ANIMALSKELETON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9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DLC_GOAT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WOLF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15"/>
          <table:table-cell table:style-name="ce4"/>
          <table:table-cell table:style-name="ce19" table:formula="of:=COM.MICROSOFT.TEXTJOIN(&quot;,&quot;;1;[.$A$66])" office:value-type="string" office:string-value="62" calcext:value-type="string">
            <text:p>62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DLC_VULTURE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4"/>
          <table:table-cell table:style-name="Default" table:number-columns-repeated="5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5</text:p>
          </table:table-cell>
          <table:table-cell table:style-name="ce16" office:value-type="string" calcext:value-type="string">
            <text:p>PALMTREE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6</text:p>
          </table:table-cell>
          <table:table-cell table:style-name="ce16" office:value-type="string" calcext:value-type="string">
            <text:p>DLC_RHINO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7</text:p>
          </table:table-cell>
          <table:table-cell table:style-name="ce16" office:value-type="string" calcext:value-type="string">
            <text:p>DLC_IBEX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9" table:formula="of:=COM.MICROSOFT.TEXTJOIN(&quot;,&quot;;1;[.$A$70])" office:value-type="string" office:string-value="66" calcext:value-type="string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8</text:p>
          </table:table-cell>
          <table:table-cell table:style-name="ce15" office:value-type="string" calcext:value-type="string">
            <text:p>OX_WAG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;[.$A$38])" office:value-type="string" office:string-value="16,17,34" calcext:value-type="string">
            <text:p>16,17,34</text:p>
          </table:table-cell>
          <table:table-cell table:style-name="ce4" office:value-type="string" calcext:value-type="string">
            <text:p>4,4,1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7" office:value-type="string" calcext:value-type="string">
            <text:p>69</text:p>
          </table:table-cell>
          <table:table-cell table:style-name="ce15" office:value-type="string" calcext:value-type="string">
            <text:p>NOMAD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4" table:number-columns-repeated="2"/>
          <table:table-cell table:style-name="ce19"/>
          <table:table-cell table:style-name="ce4"/>
          <table:table-cell table:style-name="ce19" table:formula="of:=COM.MICROSOFT.TEXTJOIN(&quot;,&quot;;1;[.$A$20:.$A$21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4,4</text:p>
          </table:table-cell>
          <table:table-cell table:style-name="ce25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4:30:42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4:52:43.789000000</dc:date>
    <meta:editing-duration>P21DT3H17M59S</meta:editing-duration>
    <meta:editing-cycles>601</meta:editing-cycles>
    <meta:generator>LibreOffice/7.1.3.2$Windows_X86_64 LibreOffice_project/47f78053abe362b9384784d31a6e56f8511eb1c1</meta:generator>
    <meta:document-statistic meta:table-count="2" meta:cell-count="2117" meta:object-count="0"/>
  </office:meta>
</office:document-meta>
</file>